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91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92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3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4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96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97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loext:graphic-properties draw:fill-color="#000000" draw:opacity="10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1 (har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2 (har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_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2cm">
          <draw:text-box>
            <text:p><text:span text:style-name="T12">Ope. 0.</text:span><text:span text:style-name="T13"> 4 key-value paris are already inser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_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2next_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3 (har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1cm">
          <draw:text-box>
            <text:p><text:span text:style-name="T12">Ope. 0.</text:span><text:span text:style-name="T13"> 2 key-value pairs are already inser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4 (har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3cm">
          <draw:text-box>
            <text:p><text:span text:style-name="T13">3 key-value pairs</text:span></text:p>
            <text:p><text:span text:style-name="T13">are already insert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5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5 (har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5 key-value pairs</text:span></text:p>
            <text:p><text:span text:style-name="T13">are already insert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6 (har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 key-value pairs</text:span></text:p>
            <text:p><text:span text:style-name="T13">are already inser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21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7 (har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7 key-value pairs</text:span></text:p>
            <text:p><text:span text:style-name="T13">are already inser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_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2next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21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8 (har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7cm">
          <draw:text-box>
            <text:p><text:span text:style-name="T13">7 key-value pairs</text:span></text:p>
            <text:p><text:span text:style-name="T13">are already inser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76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_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_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2next_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_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_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9 (har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 key-value paris</text:span></text:p>
            <text:p><text:span text:style-name="T13">are already inser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5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_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0 (har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.001cm" svg:y="3.528cm">
          <draw:text-box>
            <text:p><text:span text:style-name="T13">5 key-value pairs</text:span></text:p>
            <text:p><text:span text:style-name="T13">are already insert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skewX (-5.15662617013172E-017) rotate (-1.03899450371222) translate (16.708616430811cm 4.10464121835176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_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_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2next_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_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1 (har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3 key-value pairs</text:span></text:p>
            <text:p><text:span text:style-name="T13">are already insert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5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_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age for splitting.</text:span></text:p>
          </draw:text-box>
        </draw:frame>
        <draw:custom-shape draw:style-name="gr87" draw:text-style-name="P31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1’</text:span><text:span text:style-name="T7">.</text:span></text:p>
          </draw:text-box>
        </draw:frame>
      </draw:page>
      <draw:page draw:name="page26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72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2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5.024cm" svg:y="6.003cm">
          <draw:text-box>
            <text:p text:style-name="P11"><text:span text:style-name="T10">empty</text:span></text:p>
          </draw:text-box>
        </draw:frame>
        <draw:frame draw:style-name="gr89" draw:text-style-name="P17" draw:layer="layout" svg:width="2.085cm" svg:height="1.673cm" svg:x="2.955cm" svg:y="6.668cm">
          <draw:text-box>
            <text:p><text:span text:style-name="T13">elem-</text:span></text:p>
            <text:p><text:span text:style-name="T13">ent01</text:span></text:p>
          </draw:text-box>
        </draw:frame>
        <draw:g>
          <draw:line draw:style-name="gr60" draw:text-style-name="P2" draw:layer="layout" svg:x1="5.199cm" svg:y1="6.64cm" svg:x2="2.849cm" svg:y2="8.353cm">
            <text:p/>
          </draw:line>
          <draw:line draw:style-name="gr60" draw:text-style-name="P2" draw:layer="layout" svg:x1="3.554cm" svg:y1="6.64cm" svg:x2="4.494cm" svg:y2="8.353cm">
            <text:p/>
          </draw:line>
        </draw:g>
        <draw:line draw:style-name="gr43" draw:text-style-name="P2" draw:layer="layout" svg:x1="3.305cm" svg:y1="8.821cm" svg:x2="4.005cm" svg:y2="8.821cm">
          <text:p/>
        </draw:line>
        <draw:line draw:style-name="gr43" draw:text-style-name="P2" draw:layer="layout" svg:x1="3.305cm" svg:y1="8.901cm" svg:x2="4.005cm" svg:y2="8.901cm">
          <text:p/>
        </draw:line>
        <draw:custom-shape draw:style-name="gr4" draw:text-style-name="P16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0" draw:text-style-name="P17" draw:layer="layout" svg:width="12.766cm" svg:height="0.962cm" svg:x="3cm" svg:y="4.533cm">
          <draw:text-box>
            <text:p><text:span text:style-name="T12">Ope. 0.</text:span><text:span text:style-name="T13"> 1 key-value pair is already inserted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pe. 1.</text:span><text:span text:style-name="T9"> Deletion of element01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2’</text:span><text:span text:style-name="T7">.</text:span></text:p>
          </draw:text-box>
        </draw:frame>
      </draw:page>
      <draw:page draw:name="page28" draw:style-name="dp1" draw:master-page-name="標準">
        <draw:path draw:style-name="gr43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1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3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8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2cm" svg:x2="6cm" svg:y2="6.502cm">
          <text:p/>
        </draw:line>
        <draw:line draw:style-name="gr49" draw:text-style-name="P2" draw:layer="layout" svg:x1="7cm" svg:y1="8.502cm" svg:x2="5cm" svg:y2="8.502cm">
          <text:p/>
        </draw:line>
        <draw:line draw:style-name="gr74" draw:text-style-name="P2" draw:layer="layout" svg:x1="7cm" svg:y1="6.502cm" svg:x2="9cm" svg:y2="6.502cm">
          <text:p/>
        </draw:line>
        <draw:line draw:style-name="gr74" draw:text-style-name="P2" draw:layer="layout" svg:x1="10cm" svg:y1="8.502cm" svg:x2="8cm" svg:y2="8.502cm">
          <text:p/>
        </draw:line>
        <draw:g>
          <draw:line draw:style-name="gr84" draw:text-style-name="P2" draw:layer="layout" svg:x1="8.435cm" svg:y1="8.296cm" svg:x2="7.935cm" svg:y2="8.709cm">
            <text:p/>
          </draw:line>
          <draw:line draw:style-name="gr84" draw:text-style-name="P2" draw:layer="layout" svg:x1="8.085cm" svg:y1="8.296cm" svg:x2="8.285cm" svg:y2="8.709cm">
            <text:p/>
          </draw:line>
        </draw:g>
        <draw:g>
          <draw:line draw:style-name="gr60" draw:text-style-name="P2" draw:layer="layout" svg:x1="9.059cm" svg:y1="6.297cm" svg:x2="8.559cm" svg:y2="6.71cm">
            <text:p/>
          </draw:line>
          <draw:line draw:style-name="gr60" draw:text-style-name="P2" draw:layer="layout" svg:x1="8.709cm" svg:y1="6.297cm" svg:x2="8.909cm" svg:y2="6.7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6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667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1" draw:text-style-name="P32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11.025cm" svg:y="6cm">
          <draw:text-box>
            <text:p text:style-name="P11"><text:span text:style-name="T10">empty</text:span></text:p>
          </draw:text-box>
        </draw:frame>
        <draw:frame draw:style-name="gr42" draw:text-style-name="P14" draw:layer="layout" svg:width="1.095cm" svg:height="0.662cm" svg:x="9.815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10.002cm" svg:y1="8.82cm" svg:x2="10.702cm" svg:y2="8.82cm">
          <text:p/>
        </draw:line>
        <draw:line draw:style-name="gr43" draw:text-style-name="P2" draw:layer="layout" svg:x1="10.002cm" svg:y1="8.9cm" svg:x2="10.702cm" svg:y2="8.9cm">
          <text:p/>
        </draw:line>
        <draw:frame draw:style-name="gr89" draw:text-style-name="P17" draw:layer="layout" svg:width="2.085cm" svg:height="1.673cm" svg:x="8.956cm" svg:y="6.665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60" draw:text-style-name="P2" draw:layer="layout" svg:x1="11.2cm" svg:y1="6.637cm" svg:x2="8.85cm" svg:y2="8.35cm">
            <text:p/>
          </draw:line>
          <draw:line draw:style-name="gr60" draw:text-style-name="P2" draw:layer="layout" svg:x1="9.555cm" svg:y1="6.637cm" svg:x2="10.495cm" svg:y2="8.35cm">
            <text:p/>
          </draw:line>
        </draw:g>
        <draw:frame draw:style-name="gr42" draw:text-style-name="P12" draw:layer="layout" svg:width="1.095cm" svg:height="0.662cm" svg:x="6.816cm" svg:y="8.5cm">
          <draw:text-box>
            <text:p text:style-name="P11"><text:span text:style-name="T10">last</text:span></text:p>
          </draw:text-box>
        </draw:frame>
        <draw:path draw:style-name="gr43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2" draw:text-style-name="P14" draw:layer="layout" svg:width="1.095cm" svg:height="0.662cm" svg:x="9.816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10.003cm" svg:y1="8.82cm" svg:x2="10.703cm" svg:y2="8.82cm">
          <text:p/>
        </draw:line>
        <draw:line draw:style-name="gr43" draw:text-style-name="P2" draw:layer="layout" svg:x1="10.003cm" svg:y1="8.9cm" svg:x2="10.703cm" svg:y2="8.9cm">
          <text:p/>
        </draw:line>
        <draw:custom-shape draw:style-name="gr4" draw:text-style-name="P16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4cm">
          <draw:text-box>
            <text:p><text:span text:style-name="T12">Ope. 0.</text:span><text:span text:style-name="T13"> 3 key-value pairs are already inserted.</text:span></text:p>
          </draw:text-box>
        </draw:frame>
        <draw:frame draw:style-name="gr39" draw:text-style-name="P10" draw:layer="layout" svg:width="12.131cm" svg:height="0.962cm" svg:x="3.001cm" svg:y="3.031cm">
          <draw:text-box>
            <text:p><text:span text:style-name="T8">Ope. 1.</text:span><text:span text:style-name="T9"> Deletion of element03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3’</text:span><text:span text:style-name="T7">.</text:span></text:p>
          </draw:text-box>
        </draw:frame>
      </draw:page>
      <draw:page draw:name="page30" draw:style-name="dp1" draw:master-page-name="標準">
        <draw:path draw:style-name="gr71" draw:text-style-name="P2" draw:layer="layout" svg:width="0.729cm" svg:height="0.587cm" draw:transform="rotate (-2.03453030904979) translate (8.0571068454727cm 8.210592052557cm)" svg:viewBox="0 0 730 588" svg:d="M59 588c-223-448 224-671 671-560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1.25cm 6.351cm)" svg:viewBox="0 0 1364 345" svg:d="M1364 156c0 0-1029 515-1364-156">
          <text:p/>
        </draw:path>
        <draw:custom-shape draw:style-name="gr48" draw:text-style-name="P13" draw:layer="layout" svg:width="2cm" svg:height="2cm" svg:x="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3cm" svg:x2="6cm" svg:y2="6.503cm">
          <text:p/>
        </draw:line>
        <draw:line draw:style-name="gr49" draw:text-style-name="P2" draw:layer="layout" svg:x1="7cm" svg:y1="8.503cm" svg:x2="5cm" svg:y2="8.503cm">
          <text:p/>
        </draw:line>
        <draw:line draw:style-name="gr74" draw:text-style-name="P2" draw:layer="layout" svg:x1="7cm" svg:y1="6.503cm" svg:x2="9cm" svg:y2="6.503cm">
          <text:p/>
        </draw:line>
        <draw:line draw:style-name="gr74" draw:text-style-name="P2" draw:layer="layout" svg:x1="10cm" svg:y1="8.503cm" svg:x2="8cm" svg:y2="8.503cm">
          <text:p/>
        </draw:line>
        <draw:g>
          <draw:line draw:style-name="gr92" draw:text-style-name="P2" draw:layer="layout" svg:x1="8.435cm" svg:y1="8.297cm" svg:x2="7.935cm" svg:y2="8.71cm">
            <text:p/>
          </draw:line>
          <draw:line draw:style-name="gr92" draw:text-style-name="P2" draw:layer="layout" svg:x1="8.085cm" svg:y1="8.297cm" svg:x2="8.285cm" svg:y2="8.71cm">
            <text:p/>
          </draw:line>
        </draw:g>
        <draw:g>
          <draw:line draw:style-name="gr93" draw:text-style-name="P2" draw:layer="layout" svg:x1="9.059cm" svg:y1="6.298cm" svg:x2="8.559cm" svg:y2="6.711cm">
            <text:p/>
          </draw:line>
          <draw:line draw:style-name="gr93" draw:text-style-name="P2" draw:layer="layout" svg:x1="8.709cm" svg:y1="6.298cm" svg:x2="8.909cm" svg:y2="6.711cm">
            <text:p/>
          </draw:line>
        </draw:g>
        <draw:custom-shape draw:style-name="gr72" draw:text-style-name="P13" draw:layer="layout" svg:width="2cm" svg:height="2cm" svg:x="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668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4" draw:text-style-name="P32" draw:layer="layout" svg:width="2cm" svg:height="2cm" svg:x="9.0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0" draw:layer="layout" svg:width="1.501cm" svg:height="0.662cm" svg:x="11.025cm" svg:y="6.001cm">
          <draw:text-box>
            <text:p text:style-name="P11"><text:span text:style-name="T20">empty</text:span></text:p>
          </draw:text-box>
        </draw:frame>
        <draw:frame draw:style-name="gr42" draw:text-style-name="P14" draw:layer="layout" svg:width="1.095cm" svg:height="0.662cm" svg:x="9.815cm" svg:y="8.501cm">
          <draw:text-box>
            <text:p text:style-name="P11"><text:span text:style-name="T11">last</text:span></text:p>
          </draw:text-box>
        </draw:frame>
        <draw:frame draw:style-name="gr89" draw:text-style-name="P17" draw:layer="layout" svg:width="2.085cm" svg:height="1.673cm" svg:x="8.9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93" draw:text-style-name="P2" draw:layer="layout" svg:x1="11.2cm" svg:y1="6.638cm" svg:x2="8.85cm" svg:y2="8.351cm">
            <text:p/>
          </draw:line>
          <draw:line draw:style-name="gr93" draw:text-style-name="P2" draw:layer="layout" svg:x1="9.555cm" svg:y1="6.638cm" svg:x2="10.495cm" svg:y2="8.351cm">
            <text:p/>
          </draw:line>
        </draw:g>
        <draw:custom-shape draw:style-name="gr86" draw:text-style-name="P5" draw:layer="layout" svg:width="2.1cm" svg:height="2.1cm" svg:x="8.9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3.246cm" svg:height="5.169cm" draw:transform="rotate (-1.03899450371222) translate (8.42618811110811cm 5.89589666438514cm)" svg:viewBox="0 0 3247 5170" svg:d="M3110 0c818 482-2248 5643-3110 5135">
          <text:p/>
        </draw:path>
        <draw:line draw:style-name="gr60" draw:text-style-name="P2" draw:layer="layout" svg:x1="4.073cm" svg:y1="7.801cm" svg:x2="4.773cm" svg:y2="7.801cm">
          <text:p/>
        </draw:line>
        <draw:line draw:style-name="gr60" draw:text-style-name="P2" draw:layer="layout" svg:x1="4.073cm" svg:y1="7.926cm" svg:x2="4.773cm" svg:y2="7.926cm">
          <text:p/>
        </draw:line>
        <draw:frame draw:style-name="gr29" draw:text-style-name="P20" draw:layer="layout" svg:width="1.205cm" svg:height="0.962cm" svg:x="3.855cm" svg:y="7.879cm">
          <draw:text-box>
            <text:p><text:span text:style-name="T14">03</text:span></text:p>
          </draw:text-box>
        </draw:frame>
        <draw:custom-shape draw:style-name="gr4" draw:text-style-name="P16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35cm">
          <draw:text-box>
            <text:p><text:span text:style-name="T12">Ope. 0.</text:span><text:span text:style-name="T13"> 3 key-value pairs are already insert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1.</text:span><text:span text:style-name="T9"> Deletion of element0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0" draw:layer="layout" svg:width="1.095cm" svg:height="0.662cm" svg:x="6.816cm" svg:y="8.501cm">
          <draw:text-box>
            <text:p text:style-name="P11"><text:span text:style-name="T20">last</text:span></text:p>
          </draw:text-box>
        </draw:frame>
        <draw:line draw:style-name="gr55" draw:text-style-name="P2" draw:layer="layout" svg:x1="8.992cm" svg:y1="10.046cm" svg:x2="8.992cm" svg:y2="10.046cm">
          <text:p/>
        </draw:line>
        <draw:frame draw:style-name="gr95" draw:text-style-name="P20" draw:layer="layout" svg:width="6.314cm" svg:height="0.962cm" svg:x="5.198cm" svg:y="9.246cm">
          <draw:text-box>
            <text:p><text:span text:style-name="T14">Moving last element.</text:span></text:p>
          </draw:text-box>
        </draw:frame>
        <draw:frame draw:style-name="gr66" draw:text-style-name="P22" draw:layer="layout" svg:width="2.623cm" svg:height="0.962cm" svg:x="2.994cm" svg:y="9.241cm">
          <draw:text-box>
            <text:p><text:span text:style-name="T16">Ope. 2.</text:span></text:p>
          </draw:text-box>
        </draw:frame>
        <draw:line draw:style-name="gr55" draw:text-style-name="P2" draw:layer="layout" svg:x1="8.492cm" svg:y1="10.091cm" svg:x2="8.492cm" svg:y2="10.091cm">
          <text:p/>
        </draw:line>
        <draw:line draw:style-name="gr71" draw:text-style-name="P2" draw:layer="layout" svg:x1="10.002cm" svg:y1="8.819cm" svg:x2="10.702cm" svg:y2="8.819cm">
          <text:p/>
        </draw:line>
        <draw:line draw:style-name="gr71" draw:text-style-name="P2" draw:layer="layout" svg:x1="10.002cm" svg:y1="8.899cm" svg:x2="10.702cm" svg:y2="8.899cm">
          <text:p/>
        </draw:lin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4’</text:span><text:span text:style-name="T7">.</text:span></text:p>
          </draw:text-box>
        </draw:frame>
      </draw:page>
      <draw:page draw:name="page32" draw:style-name="dp1" draw:master-page-name="標準">
        <draw:path draw:style-name="gr71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8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1cm" svg:x2="6cm" svg:y2="6.501cm">
          <text:p/>
        </draw:line>
        <draw:line draw:style-name="gr49" draw:text-style-name="P2" draw:layer="layout" svg:x1="7cm" svg:y1="8.501cm" svg:x2="5cm" svg:y2="8.501cm">
          <text:p/>
        </draw:line>
        <draw:line draw:style-name="gr74" draw:text-style-name="P2" draw:layer="layout" svg:x1="7cm" svg:y1="6.501cm" svg:x2="9cm" svg:y2="6.501cm">
          <text:p/>
        </draw:line>
        <draw:line draw:style-name="gr74" draw:text-style-name="P2" draw:layer="layout" svg:x1="10cm" svg:y1="8.501cm" svg:x2="8cm" svg:y2="8.501cm">
          <text:p/>
        </draw:line>
        <draw:g>
          <draw:line draw:style-name="gr92" draw:text-style-name="P2" draw:layer="layout" svg:x1="8.435cm" svg:y1="8.295cm" svg:x2="7.935cm" svg:y2="8.708cm">
            <text:p/>
          </draw:line>
          <draw:line draw:style-name="gr92" draw:text-style-name="P2" draw:layer="layout" svg:x1="8.085cm" svg:y1="8.295cm" svg:x2="8.285cm" svg:y2="8.708cm">
            <text:p/>
          </draw:line>
        </draw:g>
        <draw:g>
          <draw:line draw:style-name="gr93" draw:text-style-name="P2" draw:layer="layout" svg:x1="9.059cm" svg:y1="6.296cm" svg:x2="8.559cm" svg:y2="6.709cm">
            <text:p/>
          </draw:line>
          <draw:line draw:style-name="gr93" draw:text-style-name="P2" draw:layer="layout" svg:x1="8.709cm" svg:y1="6.296cm" svg:x2="8.909cm" svg:y2="6.709cm">
            <text:p/>
          </draw:line>
        </draw:g>
        <draw:custom-shape draw:style-name="gr72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5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6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4" draw:text-style-name="P32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0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2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71" draw:text-style-name="P2" draw:layer="layout" svg:x1="10.002cm" svg:y1="8.819cm" svg:x2="10.702cm" svg:y2="8.819cm">
          <text:p/>
        </draw:line>
        <draw:line draw:style-name="gr71" draw:text-style-name="P2" draw:layer="layout" svg:x1="10.002cm" svg:y1="8.899cm" svg:x2="10.702cm" svg:y2="8.899cm">
          <text:p/>
        </draw:line>
        <draw:frame draw:style-name="gr89" draw:text-style-name="P17" draw:layer="layout" svg:width="2.085cm" svg:height="1.673cm" svg:x="8.956cm" svg:y="6.664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93" draw:text-style-name="P2" draw:layer="layout" svg:x1="11.2cm" svg:y1="6.636cm" svg:x2="8.85cm" svg:y2="8.349cm">
            <text:p/>
          </draw:line>
          <draw:line draw:style-name="gr93" draw:text-style-name="P2" draw:layer="layout" svg:x1="9.555cm" svg:y1="6.636cm" svg:x2="10.495cm" svg:y2="8.349cm">
            <text:p/>
          </draw:line>
        </draw:g>
        <draw:custom-shape draw:style-name="gr86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1.817cm" svg:height="2.616cm" draw:transform="rotate (-1.03899450371222) translate (9.19891139761059cm 7.20729255659773cm)" svg:viewBox="0 0 1818 2617" svg:d="M1586 0c819 482-724 3058-1586 2551">
          <text:p/>
        </draw:path>
        <draw:line draw:style-name="gr60" draw:text-style-name="P2" draw:layer="layout" svg:x1="7.073cm" svg:y1="7.799cm" svg:x2="7.773cm" svg:y2="7.799cm">
          <text:p/>
        </draw:line>
        <draw:line draw:style-name="gr60" draw:text-style-name="P2" draw:layer="layout" svg:x1="7.073cm" svg:y1="7.924cm" svg:x2="7.773cm" svg:y2="7.924cm">
          <text:p/>
        </draw:line>
        <draw:frame draw:style-name="gr29" draw:text-style-name="P20" draw:layer="layout" svg:width="1.205cm" svg:height="0.962cm" svg:x="6.855cm" svg:y="7.877cm">
          <draw:text-box>
            <text:p><text:span text:style-name="T14">03</text:span></text:p>
          </draw:text-box>
        </draw:frame>
        <draw:custom-shape draw:style-name="gr4" draw:text-style-name="P16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65cm">
          <draw:text-box>
            <text:p><text:span text:style-name="T12">Ope. 0.</text:span><text:span text:style-name="T13"> 3 key-value pairs are already inserted.</text:span></text:p>
          </draw:text-box>
        </draw:frame>
        <draw:frame draw:style-name="gr39" draw:text-style-name="P10" draw:layer="layout" svg:width="12.131cm" svg:height="0.962cm" svg:x="3.002cm" svg:y="3.062cm">
          <draw:text-box>
            <text:p><text:span text:style-name="T8">Ope. 1.</text:span><text:span text:style-name="T9"> Deletion of element02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0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5" draw:text-style-name="P2" draw:layer="layout" svg:x1="8.992cm" svg:y1="10.047cm" svg:x2="8.992cm" svg:y2="10.047cm">
          <text:p/>
        </draw:line>
        <draw:frame draw:style-name="gr95" draw:text-style-name="P20" draw:layer="layout" svg:width="6.314cm" svg:height="0.962cm" svg:x="5.198cm" svg:y="9.247cm">
          <draw:text-box>
            <text:p><text:span text:style-name="T14">Moving last element.</text:span></text:p>
          </draw:text-box>
        </draw:frame>
        <draw:frame draw:style-name="gr66" draw:text-style-name="P22" draw:layer="layout" svg:width="2.623cm" svg:height="0.962cm" svg:x="2.994cm" svg:y="9.242cm">
          <draw:text-box>
            <text:p><text:span text:style-name="T16">Ope. 2.</text:span></text:p>
          </draw:text-box>
        </draw:frame>
        <draw:line draw:style-name="gr55" draw:text-style-name="P2" draw:layer="layout" svg:x1="8.492cm" svg:y1="10.092cm" svg:x2="8.492cm" svg:y2="10.092cm">
          <text:p/>
        </draw:line>
      </draw:page>
      <draw:page draw:name="page33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5’</text:span><text:span text:style-name="T7">.</text:span></text:p>
          </draw:text-box>
        </draw:frame>
      </draw:page>
      <draw:page draw:name="page34" draw:style-name="dp1" draw:master-page-name="標準">
        <draw:path draw:style-name="gr58" draw:text-style-name="P2" draw:layer="layout" svg:width="6.314cm" svg:height="3.466cm" draw:transform="skewX (0.530580092606276) rotate (0.669508301065025) translate (3.99134155471362cm 6.43807832200183cm)" svg:viewBox="0 0 6315 3467" svg:d="M0 54c735-475 5902 2319 6315 3413">
          <text:p/>
        </draw:path>
        <draw:path draw:style-name="gr59" draw:text-style-name="P2" draw:layer="layout" svg:width="5.499cm" svg:height="0.749cm" svg:x="4.5cm" svg:y="8.5cm" svg:viewBox="0 0 5500 750" svg:d="M5500 0c-500 1000-5000 1000-5500 0">
          <text:p/>
        </draw:path>
        <draw:g>
          <draw:line draw:style-name="gr93" draw:text-style-name="P2" draw:layer="layout" svg:x1="4.83cm" svg:y1="8.427cm" svg:x2="4.33cm" svg:y2="8.84cm">
            <text:p/>
          </draw:line>
          <draw:line draw:style-name="gr93" draw:text-style-name="P2" draw:layer="layout" svg:x1="4.48cm" svg:y1="8.427cm" svg:x2="4.68cm" svg:y2="8.84cm">
            <text:p/>
          </draw:line>
        </draw:g>
        <draw:g>
          <draw:line draw:style-name="gr93" draw:text-style-name="P2" draw:layer="layout" svg:x1="9.67cm" svg:y1="6.178cm" svg:x2="9.17cm" svg:y2="6.591cm">
            <text:p/>
          </draw:line>
          <draw:line draw:style-name="gr93" draw:text-style-name="P2" draw:layer="layout" svg:x1="9.32cm" svg:y1="6.178cm" svg:x2="9.52cm" svg:y2="6.591cm">
            <text:p/>
          </draw:line>
        </draw:g>
        <draw:path draw:style-name="gr71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4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4cm" svg:y1="6.501cm" svg:x2="6cm" svg:y2="6.501cm">
          <text:p/>
        </draw:line>
        <draw:line draw:style-name="gr96" draw:text-style-name="P2" draw:layer="layout" svg:x1="7cm" svg:y1="8.501cm" svg:x2="5cm" svg:y2="8.501cm">
          <text:p/>
        </draw:line>
        <draw:custom-shape draw:style-name="gr72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20" draw:layer="layout" svg:width="2.085cm" svg:height="1.673cm" svg:x="5.957cm" svg:y="6.665cm">
          <draw:text-box>
            <text:p><text:span text:style-name="T14">elem-</text:span></text:p>
            <text:p><text:span text:style-name="T14">ent02</text:span></text:p>
          </draw:text-box>
        </draw:frame>
        <draw:frame draw:style-name="gr89" draw:text-style-name="P17" draw:layer="layout" svg:width="2.085cm" svg:height="1.673cm" svg:x="2.958cm" svg:y="6.6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4" draw:text-style-name="P32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0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2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71" draw:text-style-name="P2" draw:layer="layout" svg:x1="10.002cm" svg:y1="8.819cm" svg:x2="10.702cm" svg:y2="8.819cm">
          <text:p/>
        </draw:line>
        <draw:line draw:style-name="gr71" draw:text-style-name="P2" draw:layer="layout" svg:x1="10.002cm" svg:y1="8.899cm" svg:x2="10.702cm" svg:y2="8.899cm">
          <text:p/>
        </draw:line>
        <draw:frame draw:style-name="gr89" draw:text-style-name="P17" draw:layer="layout" svg:width="2.085cm" svg:height="1.673cm" svg:x="8.956cm" svg:y="6.664cm">
          <draw:text-box>
            <text:p><text:span text:style-name="T13">elem-</text:span></text:p>
            <text:p><text:span text:style-name="T13">ent02</text:span></text:p>
          </draw:text-box>
        </draw:frame>
        <draw:g>
          <draw:line draw:style-name="gr93" draw:text-style-name="P2" draw:layer="layout" svg:x1="11.2cm" svg:y1="6.636cm" svg:x2="8.85cm" svg:y2="8.349cm">
            <text:p/>
          </draw:line>
          <draw:line draw:style-name="gr93" draw:text-style-name="P2" draw:layer="layout" svg:x1="9.555cm" svg:y1="6.636cm" svg:x2="10.495cm" svg:y2="8.349cm">
            <text:p/>
          </draw:line>
        </draw:g>
        <draw:custom-shape draw:style-name="gr86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1.817cm" svg:height="2.616cm" draw:transform="rotate (-1.03899450371222) translate (9.19891139761059cm 7.20729255659773cm)" svg:viewBox="0 0 1818 2617" svg:d="M1586 0c819 482-724 3058-1586 2551">
          <text:p/>
        </draw:path>
        <draw:custom-shape draw:style-name="gr4" draw:text-style-name="P16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65cm">
          <draw:text-box>
            <text:p><text:span text:style-name="T12">Ope. 0.</text:span><text:span text:style-name="T13"> 2 key-value pairs are already inserted.</text:span></text:p>
          </draw:text-box>
        </draw:frame>
        <draw:frame draw:style-name="gr42" draw:text-style-name="P30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5" draw:text-style-name="P2" draw:layer="layout" svg:x1="8.992cm" svg:y1="10.047cm" svg:x2="8.992cm" svg:y2="10.047cm">
          <text:p/>
        </draw:line>
        <draw:frame draw:style-name="gr95" draw:text-style-name="P20" draw:layer="layout" svg:width="6.314cm" svg:height="0.962cm" svg:x="5.198cm" svg:y="9.247cm">
          <draw:text-box>
            <text:p><text:span text:style-name="T14">Moving last element.</text:span></text:p>
          </draw:text-box>
        </draw:frame>
        <draw:frame draw:style-name="gr66" draw:text-style-name="P22" draw:layer="layout" svg:width="2.623cm" svg:height="0.962cm" svg:x="2.994cm" svg:y="9.242cm">
          <draw:text-box>
            <text:p><text:span text:style-name="T16">Ope. 1.</text:span></text:p>
          </draw:text-box>
        </draw:frame>
      </draw:page>
      <draw:page draw:name="page3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6’</text:span><text:span text:style-name="T7">.</text:span></text:p>
          </draw:text-box>
        </draw:frame>
      </draw:page>
      <draw:page draw:name="page36" draw:style-name="dp1" draw:master-page-name="標準">
        <draw:path draw:style-name="gr71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4.75cm 6.351cm)" svg:viewBox="0 0 1364 345" svg:d="M1364 156c0 0-1029 515-1364-156">
          <text:p/>
        </draw:path>
        <draw:custom-shape draw:style-name="gr48" draw:text-style-name="P13" draw:layer="layout" svg:width="2cm" svg:height="2cm" svg:x="9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2" draw:layer="layout" svg:width="2cm" svg:height="2cm" svg:x="6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7.5cm" svg:y1="6.503cm" svg:x2="9.5cm" svg:y2="6.503cm">
          <text:p/>
        </draw:line>
        <draw:line draw:style-name="gr96" draw:text-style-name="P2" draw:layer="layout" svg:x1="10.5cm" svg:y1="8.503cm" svg:x2="8.5cm" svg:y2="8.503cm">
          <text:p/>
        </draw:line>
        <draw:line draw:style-name="gr74" draw:text-style-name="P2" draw:layer="layout" svg:x1="10.5cm" svg:y1="6.503cm" svg:x2="12.5cm" svg:y2="6.503cm">
          <text:p/>
        </draw:line>
        <draw:line draw:style-name="gr74" draw:text-style-name="P2" draw:layer="layout" svg:x1="13.5cm" svg:y1="8.503cm" svg:x2="11.5cm" svg:y2="8.503cm">
          <text:p/>
        </draw:line>
        <draw:g>
          <draw:line draw:style-name="gr92" draw:text-style-name="P2" draw:layer="layout" svg:x1="11.935cm" svg:y1="8.297cm" svg:x2="11.435cm" svg:y2="8.71cm">
            <text:p/>
          </draw:line>
          <draw:line draw:style-name="gr92" draw:text-style-name="P2" draw:layer="layout" svg:x1="11.585cm" svg:y1="8.297cm" svg:x2="11.785cm" svg:y2="8.71cm">
            <text:p/>
          </draw:line>
        </draw:g>
        <draw:g>
          <draw:line draw:style-name="gr93" draw:text-style-name="P2" draw:layer="layout" svg:x1="12.559cm" svg:y1="6.298cm" svg:x2="12.059cm" svg:y2="6.711cm">
            <text:p/>
          </draw:line>
          <draw:line draw:style-name="gr93" draw:text-style-name="P2" draw:layer="layout" svg:x1="12.209cm" svg:y1="6.298cm" svg:x2="12.409cm" svg:y2="6.711cm">
            <text:p/>
          </draw:line>
        </draw:g>
        <draw:custom-shape draw:style-name="gr72" draw:text-style-name="P13" draw:layer="layout" svg:width="2cm" svg:height="2cm" svg:x="12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9.4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20" draw:layer="layout" svg:width="2.085cm" svg:height="1.673cm" svg:x="6.458cm" svg:y="6.668cm">
          <draw:text-box>
            <text:p><text:span text:style-name="T14">elem-</text:span></text:p>
            <text:p><text:span text:style-name="T14">ent03</text:span></text:p>
          </draw:text-box>
        </draw:frame>
        <draw:custom-shape draw:style-name="gr94" draw:text-style-name="P32" draw:layer="layout" svg:width="2cm" svg:height="2cm" svg:x="12.5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4" draw:layer="layout" svg:width="1.095cm" svg:height="0.662cm" svg:x="13.315cm" svg:y="8.501cm">
          <draw:text-box>
            <text:p text:style-name="P11"><text:span text:style-name="T11">last</text:span></text:p>
          </draw:text-box>
        </draw:frame>
        <draw:frame draw:style-name="gr89" draw:text-style-name="P17" draw:layer="layout" svg:width="2.085cm" svg:height="1.673cm" svg:x="12.4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93" draw:text-style-name="P2" draw:layer="layout" svg:x1="14.7cm" svg:y1="6.638cm" svg:x2="12.35cm" svg:y2="8.351cm">
            <text:p/>
          </draw:line>
          <draw:line draw:style-name="gr93" draw:text-style-name="P2" draw:layer="layout" svg:x1="13.055cm" svg:y1="6.638cm" svg:x2="13.995cm" svg:y2="8.351cm">
            <text:p/>
          </draw:line>
        </draw:g>
        <draw:custom-shape draw:style-name="gr86" draw:text-style-name="P5" draw:layer="layout" svg:width="2.1cm" svg:height="2.1cm" svg:x="12.4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3.246cm" svg:height="5.169cm" draw:transform="rotate (-1.03899450371222) translate (11.9261881111081cm 5.89589666438514cm)" svg:viewBox="0 0 3247 5170" svg:d="M3110 0c818 482-2248 5643-3110 5135">
          <text:p/>
        </draw:path>
        <draw:custom-shape draw:style-name="gr4" draw:text-style-name="P16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35cm">
          <draw:text-box>
            <text:p><text:span text:style-name="T12">Ope. 0.</text:span><text:span text:style-name="T13"> 3 key-value pairs are already insert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1.</text:span><text:span text:style-name="T9"> Deletion of element0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0" draw:layer="layout" svg:width="1.095cm" svg:height="0.662cm" svg:x="10.316cm" svg:y="8.501cm">
          <draw:text-box>
            <text:p text:style-name="P11"><text:span text:style-name="T20">last</text:span></text:p>
          </draw:text-box>
        </draw:frame>
        <draw:line draw:style-name="gr55" draw:text-style-name="P2" draw:layer="layout" svg:x1="12.492cm" svg:y1="10.046cm" svg:x2="12.492cm" svg:y2="10.046cm">
          <text:p/>
        </draw:line>
        <draw:frame draw:style-name="gr95" draw:text-style-name="P20" draw:layer="layout" svg:width="6.314cm" svg:height="0.962cm" svg:x="8.698cm" svg:y="9.246cm">
          <draw:text-box>
            <text:p><text:span text:style-name="T14">Moving last element.</text:span></text:p>
          </draw:text-box>
        </draw:frame>
        <draw:frame draw:style-name="gr66" draw:text-style-name="P22" draw:layer="layout" svg:width="2.623cm" svg:height="0.962cm" svg:x="6.494cm" svg:y="9.241cm">
          <draw:text-box>
            <text:p><text:span text:style-name="T16">Ope. 2.</text:span></text:p>
          </draw:text-box>
        </draw:frame>
        <draw:line draw:style-name="gr55" draw:text-style-name="P2" draw:layer="layout" svg:x1="11.992cm" svg:y1="10.091cm" svg:x2="11.992cm" svg:y2="10.091cm">
          <text:p/>
        </draw:line>
        <draw:line draw:style-name="gr71" draw:text-style-name="P2" draw:layer="layout" svg:x1="13.502cm" svg:y1="8.819cm" svg:x2="14.202cm" svg:y2="8.819cm">
          <text:p/>
        </draw:line>
        <draw:line draw:style-name="gr71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2" draw:text-style-name="P14" draw:layer="layout" svg:width="1.095cm" svg:height="0.662cm" svg:x="3.616cm" svg:y="8.498cm">
          <draw:text-box>
            <text:p text:style-name="P11"><text:span text:style-name="T11">first</text:span></text:p>
          </draw:text-box>
        </draw:frame>
        <draw:custom-shape draw:style-name="gr48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4.506cm" svg:y1="6.499cm" svg:x2="6.506cm" svg:y2="6.499cm">
          <text:p/>
        </draw:line>
        <draw:line draw:style-name="gr96" draw:text-style-name="P2" draw:layer="layout" svg:x1="7.506cm" svg:y1="8.499cm" svg:x2="5.506cm" svg:y2="8.499cm">
          <text:p/>
        </draw:line>
        <draw:frame draw:style-name="gr89" draw:text-style-name="P17" draw:layer="layout" svg:width="2.085cm" svg:height="1.673cm" svg:x="3.464cm" svg:y="6.664cm">
          <draw:text-box>
            <text:p><text:span text:style-name="T13">elem-</text:span></text:p>
            <text:p><text:span text:style-name="T13">ent01</text:span></text:p>
          </draw:text-box>
        </draw:frame>
        <draw:frame draw:style-name="gr46" draw:text-style-name="P30" draw:layer="layout" svg:width="1.501cm" svg:height="0.662cm" svg:x="14.525cm" svg:y="6cm">
          <draw:text-box>
            <text:p text:style-name="P11"><text:span text:style-name="T20">empty</text:span></text:p>
          </draw:text-box>
        </draw:frame>
        <draw:path draw:style-name="gr58" draw:text-style-name="P2" draw:layer="layout" svg:width="6.314cm" svg:height="3.466cm" draw:transform="skewX (0.530580092606276) rotate (0.669508301065025) translate (4.491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5cm" svg:y="8.501cm" svg:viewBox="0 0 5500 750" svg:d="M5500 0c-500 1000-5000 1000-5500 0">
          <text:p/>
        </draw:path>
        <draw:g>
          <draw:line draw:style-name="gr93" draw:text-style-name="P2" draw:layer="layout" svg:x1="5.33cm" svg:y1="8.428cm" svg:x2="4.83cm" svg:y2="8.841cm">
            <text:p/>
          </draw:line>
          <draw:line draw:style-name="gr93" draw:text-style-name="P2" draw:layer="layout" svg:x1="4.98cm" svg:y1="8.428cm" svg:x2="5.18cm" svg:y2="8.841cm">
            <text:p/>
          </draw:line>
        </draw:g>
        <draw:g>
          <draw:line draw:style-name="gr93" draw:text-style-name="P2" draw:layer="layout" svg:x1="10.17cm" svg:y1="6.179cm" svg:x2="9.67cm" svg:y2="6.592cm">
            <text:p/>
          </draw:line>
          <draw:line draw:style-name="gr93" draw:text-style-name="P2" draw:layer="layout" svg:x1="9.82cm" svg:y1="6.179cm" svg:x2="10.02cm" svg:y2="6.5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3T23:09:09.658463931</dc:date>
    <meta:editing-duration>PT19H26M20S</meta:editing-duration>
    <meta:editing-cycles>551</meta:editing-cycles>
    <meta:generator>LibreOffice/5.1.6.2$Linux_X86_64 LibreOffice_project/10m0$Build-2</meta:generator>
    <meta:document-statistic meta:object-count="997"/>
  </office:meta>
</office:document-meta>
</file>